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012" officeooo:paragraph-rsid="00000012"/>
    </style:style>
    <style:style style:name="P2" style:family="paragraph" style:parent-style-name="Standard">
      <style:text-properties officeooo:rsid="000280e8" officeooo:paragraph-rsid="000280e8"/>
    </style:style>
    <style:style style:name="P3" style:family="paragraph" style:parent-style-name="Standard">
      <style:text-properties officeooo:rsid="000280e8" officeooo:paragraph-rsid="001262e1"/>
    </style:style>
    <style:style style:name="P4" style:family="paragraph" style:parent-style-name="Standard">
      <style:text-properties officeooo:rsid="0004d99e" officeooo:paragraph-rsid="0004d99e"/>
    </style:style>
    <style:style style:name="P5" style:family="paragraph" style:parent-style-name="Standard">
      <style:text-properties officeooo:rsid="0004d99e" officeooo:paragraph-rsid="0006bf09"/>
    </style:style>
    <style:style style:name="P6" style:family="paragraph" style:parent-style-name="Standard">
      <style:text-properties officeooo:rsid="0004d99e" officeooo:paragraph-rsid="00144426"/>
    </style:style>
    <style:style style:name="P7" style:family="paragraph" style:parent-style-name="Standard">
      <style:text-properties officeooo:rsid="0006bf09" officeooo:paragraph-rsid="000b505c"/>
    </style:style>
    <style:style style:name="P8" style:family="paragraph" style:parent-style-name="Standard">
      <style:text-properties officeooo:rsid="0006bf09" officeooo:paragraph-rsid="00159cc8"/>
    </style:style>
    <style:style style:name="P9" style:family="paragraph" style:parent-style-name="Standard">
      <style:text-properties officeooo:rsid="0006bf09" officeooo:paragraph-rsid="00174b08"/>
    </style:style>
    <style:style style:name="P10" style:family="paragraph" style:parent-style-name="Standard">
      <style:text-properties officeooo:rsid="0006bf09" officeooo:paragraph-rsid="002b8643"/>
    </style:style>
    <style:style style:name="P11" style:family="paragraph" style:parent-style-name="Standard">
      <style:text-properties officeooo:rsid="000c8878" officeooo:paragraph-rsid="000c8878"/>
    </style:style>
    <style:style style:name="P12" style:family="paragraph" style:parent-style-name="Standard">
      <style:text-properties officeooo:rsid="000c8878" officeooo:paragraph-rsid="001b1e94"/>
    </style:style>
    <style:style style:name="P13" style:family="paragraph" style:parent-style-name="Standard">
      <style:text-properties officeooo:rsid="0011ef73" officeooo:paragraph-rsid="0026134e"/>
    </style:style>
    <style:style style:name="P14" style:family="paragraph" style:parent-style-name="Standard">
      <style:text-properties officeooo:rsid="001262e1" officeooo:paragraph-rsid="001262e1"/>
    </style:style>
    <style:style style:name="P15" style:family="paragraph" style:parent-style-name="Standard">
      <style:text-properties officeooo:rsid="00130980" officeooo:paragraph-rsid="00130980"/>
    </style:style>
    <style:style style:name="P16" style:family="paragraph" style:parent-style-name="Standard">
      <style:text-properties officeooo:rsid="00144426" officeooo:paragraph-rsid="00144426"/>
    </style:style>
    <style:style style:name="P17" style:family="paragraph" style:parent-style-name="Standard">
      <style:text-properties officeooo:rsid="001463ba" officeooo:paragraph-rsid="001463ba"/>
    </style:style>
    <style:style style:name="P18" style:family="paragraph" style:parent-style-name="Standard">
      <style:text-properties officeooo:rsid="00192c27" officeooo:paragraph-rsid="002a781d"/>
    </style:style>
    <style:style style:name="P19" style:family="paragraph" style:parent-style-name="Standard">
      <style:text-properties officeooo:rsid="001b1e94" officeooo:paragraph-rsid="001b1e94"/>
    </style:style>
    <style:style style:name="P20" style:family="paragraph" style:parent-style-name="Standard">
      <style:text-properties officeooo:rsid="001b569e" officeooo:paragraph-rsid="001b569e"/>
    </style:style>
    <style:style style:name="P21" style:family="paragraph" style:parent-style-name="Standard">
      <style:text-properties officeooo:rsid="002c6eea" officeooo:paragraph-rsid="002c6eea"/>
    </style:style>
    <style:style style:name="P22" style:family="paragraph" style:parent-style-name="Standard">
      <style:text-properties officeooo:rsid="002d1bd0" officeooo:paragraph-rsid="002d1bd0"/>
    </style:style>
    <style:style style:name="P23" style:family="paragraph" style:parent-style-name="Standard">
      <style:text-properties officeooo:rsid="002edd83" officeooo:paragraph-rsid="002edd83"/>
    </style:style>
    <style:style style:name="P24" style:family="paragraph" style:parent-style-name="Standard">
      <style:text-properties officeooo:rsid="002f9f5c" officeooo:paragraph-rsid="002f9f5c"/>
    </style:style>
    <style:style style:name="T1" style:family="text">
      <style:text-properties officeooo:rsid="00000012"/>
    </style:style>
    <style:style style:name="T2" style:family="text">
      <style:text-properties officeooo:rsid="0003bc04"/>
    </style:style>
    <style:style style:name="T3" style:family="text">
      <style:text-properties officeooo:rsid="0006bf09"/>
    </style:style>
    <style:style style:name="T4" style:family="text">
      <style:text-properties officeooo:rsid="0009f5e2"/>
    </style:style>
    <style:style style:name="T5" style:family="text">
      <style:text-properties officeooo:rsid="000b505c"/>
    </style:style>
    <style:style style:name="T6" style:family="text">
      <style:text-properties officeooo:rsid="000d051a"/>
    </style:style>
    <style:style style:name="T7" style:family="text">
      <style:text-properties officeooo:rsid="000f0674"/>
    </style:style>
    <style:style style:name="T8" style:family="text">
      <style:text-properties officeooo:rsid="00101a9b"/>
    </style:style>
    <style:style style:name="T9" style:family="text">
      <style:text-properties officeooo:rsid="00117987"/>
    </style:style>
    <style:style style:name="T10" style:family="text">
      <style:text-properties officeooo:rsid="0011ef73"/>
    </style:style>
    <style:style style:name="T11" style:family="text">
      <style:text-properties officeooo:rsid="001262e1"/>
    </style:style>
    <style:style style:name="T12" style:family="text">
      <style:text-properties officeooo:rsid="0013efec"/>
    </style:style>
    <style:style style:name="T13" style:family="text">
      <style:text-properties officeooo:rsid="00144426"/>
    </style:style>
    <style:style style:name="T14" style:family="text">
      <style:text-properties officeooo:rsid="00150b05"/>
    </style:style>
    <style:style style:name="T15" style:family="text">
      <style:text-properties officeooo:rsid="00159cc8"/>
    </style:style>
    <style:style style:name="T16" style:family="text">
      <style:text-properties officeooo:rsid="00174b08"/>
    </style:style>
    <style:style style:name="T17" style:family="text">
      <style:text-properties officeooo:rsid="001ab378"/>
    </style:style>
    <style:style style:name="T18" style:family="text">
      <style:text-properties officeooo:rsid="001b1e94"/>
    </style:style>
    <style:style style:name="T19" style:family="text">
      <style:text-properties officeooo:rsid="001dc738"/>
    </style:style>
    <style:style style:name="T20" style:family="text">
      <style:text-properties officeooo:rsid="001ee287"/>
    </style:style>
    <style:style style:name="T21" style:family="text">
      <style:text-properties officeooo:rsid="0020d854"/>
    </style:style>
    <style:style style:name="T22" style:family="text">
      <style:text-properties officeooo:rsid="00227573"/>
    </style:style>
    <style:style style:name="T23" style:family="text">
      <style:text-properties officeooo:rsid="002337ef"/>
    </style:style>
    <style:style style:name="T24" style:family="text">
      <style:text-properties officeooo:rsid="0023eaff"/>
    </style:style>
    <style:style style:name="T25" style:family="text">
      <style:text-properties officeooo:rsid="00242045"/>
    </style:style>
    <style:style style:name="T26" style:family="text">
      <style:text-properties officeooo:rsid="00248d79"/>
    </style:style>
    <style:style style:name="T27" style:family="text">
      <style:text-properties officeooo:rsid="00250044"/>
    </style:style>
    <style:style style:name="T28" style:family="text">
      <style:text-properties officeooo:rsid="0026134e"/>
    </style:style>
    <style:style style:name="T29" style:family="text">
      <style:text-properties officeooo:rsid="00273015"/>
    </style:style>
    <style:style style:name="T30" style:family="text">
      <style:text-properties officeooo:rsid="002803ff"/>
    </style:style>
    <style:style style:name="T31" style:family="text">
      <style:text-properties officeooo:rsid="0029ecf6"/>
    </style:style>
    <style:style style:name="T32" style:family="text">
      <style:text-properties officeooo:rsid="002a781d"/>
    </style:style>
    <style:style style:name="T33" style:family="text">
      <style:text-properties officeooo:rsid="002edd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kson Levy</text:p>
      <text:p text:style-name="P1">Professor Novick</text:p>
      <text:p text:style-name="P1"><text:tab/></text:p>
      <text:p text:style-name="P1"><text:tab/><text:tab/><text:tab/><text:tab/>TCP-like <text:span text:style-name="T7">P</text:span>rotocol</text:p>
      <text:p text:style-name="P1"/>
      <text:p text:style-name="P1">The following document specifies a TCP-like protocol that allows messages to be sent over the network i<text:span text:style-name="T8">n</text:span> packets, where missing packets can be detected by the receiver and be re-requested.</text:p>
      <text:p text:style-name="P1"/>
      <text:p text:style-name="P1">There are <text:span text:style-name="T3">4</text:span> packet types: the packet send type, message end type, packet request type <text:span text:style-name="T3">and message received type</text:span>. All types are strings.</text:p>
      <text:p text:style-name="P1"/>
      <text:p text:style-name="P13">1. <text:span text:style-name="T28">P</text:span><text:span text:style-name="T1">acket </text:span><text:span text:style-name="T28">S</text:span><text:span text:style-name="T1">end</text:span></text:p>
      <text:p text:style-name="P1"/>
      <text:p text:style-name="P1"><text:span text:style-name="T21">1.</text:span><text:span text:style-name="T10">A.</text:span><text:span text:style-name="T27">1</text:span><text:span text:style-name="T10"> </text:span>The first packet type is the data sending type. This is used by the sender to send packets of a message to a receiver. It uses the following form:</text:p>
      <text:p text:style-name="P1"/>
      <text:p text:style-name="P1">SEQ:&lt;PACKET NUMBER&gt;|DATA:&lt;MESSAGE FRAGMENT&gt;</text:p>
      <text:p text:style-name="P1"/>
      <text:p text:style-name="P3"><text:span text:style-name="T21">1.</text:span><text:span text:style-name="T10">B. </text:span><text:span text:style-name="T11">I.</text:span></text:p>
      <text:p text:style-name="P3">The senders message must be broken into fragments of size 20 characters, or less if the last fragment does not contain 20 characters. </text:p>
      <text:p text:style-name="P14"><text:span text:style-name="T21">1.</text:span>B. II.</text:p>
      <text:p text:style-name="P3">Each fragment must be given a sequential ID corresponding to its order in the message. <text:span text:style-name="T2">That ID is the packet number.</text:span></text:p>
      <text:p text:style-name="P20"><text:span text:style-name="T21">1.</text:span>B. II.</text:p>
      <text:p text:style-name="P20">The sender must send all the packets to the receiver <text:span text:style-name="T19">at least once</text:span>.</text:p>
      <text:p text:style-name="P21">1.B.III</text:p>
      <text:p text:style-name="P21">The receiver must keep record of all received packets.</text:p>
      <text:p text:style-name="P3"/>
      <text:p text:style-name="P15">2. <text:span text:style-name="T29">Data End </text:span><text:span text:style-name="T30">Message</text:span></text:p>
      <text:p text:style-name="P2"/>
      <text:p text:style-name="P4"><text:span text:style-name="T22">2.</text:span><text:span text:style-name="T12">A.</text:span><text:span text:style-name="T26">1.</text:span><text:span text:style-name="T12"> </text:span>The second type is the data end type. This packet must not be dropped in order for the protocol to succeed. It has the following form:</text:p>
      <text:p text:style-name="P4"/>
      <text:p text:style-name="P5">SEQ:-1|DATA&lt;TOTAL NUMBER OF MESSAGE FRAGMENTS&gt;</text:p>
      <text:p text:style-name="P5"/>
      <text:p text:style-name="P6"><text:span text:style-name="T23">2.</text:span><text:span text:style-name="T13">B. I.</text:span></text:p>
      <text:p text:style-name="P6"><text:span text:style-name="T3">This message type allows the receiver to know how many packets to expect so it can request the sender to re-send dropped packets.</text:span></text:p>
      <text:p text:style-name="P16"><text:span text:style-name="T24">2.</text:span>B. II.</text:p>
      <text:p text:style-name="P16">The sender must send this message after sending all the packets.</text:p>
      <text:p text:style-name="P22">2.B.III</text:p>
      <text:p text:style-name="P22">The receiver must check for missing packets after receiving this message.</text:p>
      <text:p text:style-name="P5"/>
      <text:p text:style-name="P17">3. <text:span text:style-name="T31">Packet Request</text:span></text:p>
      <text:p text:style-name="P17"/>
      <text:p text:style-name="P5"><text:span text:style-name="T24">3.</text:span><text:span text:style-name="T14">A.</text:span><text:span text:style-name="T24">1.</text:span><text:span text:style-name="T14"> </text:span><text:span text:style-name="T3">The </text:span><text:span text:style-name="T4">third</text:span><text:span text:style-name="T3"> message type is the packet request type. It has the following form:</text:span></text:p>
      <text:p text:style-name="P5"/>
      <text:p text:style-name="P5">REQ:&lt;<text:span text:style-name="T3">PACKET NUMBER&gt;</text:span></text:p>
      <text:p text:style-name="P5"><text:soft-page-break/></text:p>
      <text:p text:style-name="P8"><text:span text:style-name="T24">3.</text:span><text:span text:style-name="T15">B.I.</text:span></text:p>
      <text:p text:style-name="P10">This type allows the <text:span text:style-name="T4">receiver to request the sender to re-send any packet. <text:s/></text:span><text:span text:style-name="T9">The </text:span>receiver <text:span text:style-name="T9">must request any packets it did not receive from the sender after the data end message was received. </text:span></text:p>
      <text:p text:style-name="P10"><text:span text:style-name="T24">3.</text:span><text:span text:style-name="T16">B. II.</text:span></text:p>
      <text:p text:style-name="P9"><text:span text:style-name="T5">The sender must send the requested packet to the </text:span>receiver<text:span text:style-name="T5">. </text:span><text:span text:style-name="T20">The packets must contain the same data as the original dropped packets. </text:span></text:p>
      <text:p text:style-name="P7"/>
      <text:p text:style-name="P18">4. <text:s/><text:span text:style-name="T32">M</text:span><text:span text:style-name="T3">essage </text:span><text:span text:style-name="T32">R</text:span><text:span text:style-name="T3">eceived</text:span></text:p>
      <text:p text:style-name="P11"/>
      <text:p text:style-name="P11"><text:span text:style-name="T24">4.</text:span><text:span text:style-name="T17">A.</text:span><text:span text:style-name="T24">I.</text:span><text:span text:style-name="T17"> </text:span>The final type is the <text:span text:style-name="T3">message received type. </text:span>This will always be the following string:</text:p>
      <text:p text:style-name="P11"/>
      <text:p text:style-name="P11">MESSAGE RECEIVED</text:p>
      <text:p text:style-name="P11"/>
      <text:p text:style-name="P23">4.B.I</text:p>
      <text:p text:style-name="P23">The receiver must send this message after receiving the sender’s message</text:p>
      <text:p text:style-name="P12"><text:span text:style-name="T25">4.</text:span><text:span text:style-name="T18">B.I</text:span><text:span text:style-name="T33">I</text:span><text:span text:style-name="T18">.</text:span></text:p>
      <text:p text:style-name="P12">This informs the sender the all packets have been received, allowing the sender to delete the message and packets if desired. </text:p>
      <text:p text:style-name="P19"><text:span text:style-name="T25">4.</text:span>B.II<text:span text:style-name="T33">I</text:span>.</text:p>
      <text:p text:style-name="P12"><text:span text:style-name="T6">The receiver can no longer request packets from the sender for that message.</text:span></text:p>
      <text:p text:style-name="P12"/>
      <text:p text:style-name="P24">5. Message construction</text:p>
      <text:p text:style-name="P24">5.A.I</text:p>
      <text:p text:style-name="P24">In order to create the message, the receiver must take the DATA field from all message fragments and concatenate them in packet ord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2:38:47.795000000</meta:creation-date>
    <dc:date>2025-01-05T13:32:59.018000000</dc:date>
    <meta:editing-duration>PT53M47S</meta:editing-duration>
    <meta:editing-cycles>49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45" meta:word-count="428" meta:character-count="2517" meta:non-whitespace-character-count="2122"/>
  </office:meta>
</office:document-meta>
</file>